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3eb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3eb00" style:font-weight-asian="bold" style:font-weight-complex="bold"/>
    </style:style>
    <style:style style:name="P4" style:family="paragraph" style:parent-style-name="Standard">
      <style:text-properties fo:font-weight="bold" officeooo:rsid="0009f625" officeooo:paragraph-rsid="0009f625" style:font-weight-asian="bold" style:font-weight-complex="bold"/>
    </style:style>
    <style:style style:name="P5" style:family="paragraph" style:parent-style-name="Standard">
      <style:text-properties fo:font-weight="normal" officeooo:rsid="0003eb00" officeooo:paragraph-rsid="0003eb0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rsid="0009f625" officeooo:paragraph-rsid="0009f625"/>
    </style:style>
    <style:style style:name="P8" style:family="paragraph" style:parent-style-name="Standard">
      <style:paragraph-properties fo:text-align="center" style:justify-single-word="false"/>
      <style:text-properties officeooo:rsid="0009f625" officeooo:paragraph-rsid="0009f625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text-properties officeooo:paragraph-rsid="000bf9c9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rsid="00056052" officeooo:paragraph-rsid="00056052"/>
    </style:style>
    <style:style style:name="P13" style:family="paragraph" style:parent-style-name="Standard">
      <style:text-properties officeooo:rsid="00056052" officeooo:paragraph-rsid="00056052"/>
    </style:style>
    <style:style style:name="T1" style:family="text">
      <style:text-properties officeooo:rsid="0003eb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4bb7" style:font-weight-asian="bold" style:font-weight-complex="bold"/>
    </style:style>
    <style:style style:name="T4" style:family="text">
      <style:text-properties fo:font-weight="bold" officeooo:rsid="0003eb00" style:font-weight-asian="bold" style:font-weight-complex="bold"/>
    </style:style>
    <style:style style:name="T5" style:family="text">
      <style:text-properties fo:font-weight="bold" officeooo:rsid="000a41c1" style:font-weight-asian="bold" style:font-weight-complex="bold"/>
    </style:style>
    <style:style style:name="T6" style:family="text">
      <style:text-properties fo:font-weight="bold" officeooo:rsid="000dde0e" style:font-weight-asian="bold" style:font-weight-complex="bold"/>
    </style:style>
    <style:style style:name="T7" style:family="text">
      <style:text-properties officeooo:rsid="00056052"/>
    </style:style>
    <style:style style:name="T8" style:family="text">
      <style:text-properties officeooo:rsid="00074bb7"/>
    </style:style>
    <style:style style:name="T9" style:family="text">
      <style:text-properties officeooo:rsid="0009f625"/>
    </style:style>
    <style:style style:name="T10" style:family="text">
      <style:text-properties officeooo:rsid="000bf9c9"/>
    </style:style>
    <style:style style:name="T11" style:family="text">
      <style:text-properties officeooo:rsid="000dde0e"/>
    </style:style>
    <style:style style:name="T12" style:family="text">
      <style:text-properties fo:font-weight="normal" officeooo:rsid="000dde0e" style:font-weight-asian="normal" style:font-weight-complex="normal"/>
    </style:style>
    <style:style style:name="T13" style:family="text">
      <style:text-properties fo:color="#95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+46-(0)72-3711268<text:tab/><text:tab/><text:tab/><text:a xlink:type="simple" xlink:href="mailto:egil@innovationgarage.no" text:style-name="Internet_20_link" text:visited-style-name="Visited_20_Internet_20_Link">egil@innovationgarage.no</text:a><text:tab/><text:tab/><text:tab/><text:tab/>redhog.org</text:p>
      <text:p text:style-name="Standard"/>
      <text:p text:style-name="P6"><text:a xlink:type="simple" xlink:href="https://github.com/redhog" text:style-name="Internet_20_link" text:visited-style-name="Visited_20_Internet_20_Link"><text:span text:style-name="T2">https://github.com/redhog</text:span></text:a></text:p>
      <text:p text:style-name="P13"/>
      <text:p text:style-name="P13"/>
      <text:p text:style-name="P13"/>
      <text:p text:style-name="P13"/>
      <text:p text:style-name="P12"><text:span text:style-name="T2">Swedish, English</text:span>, French, German</text:p>
      <text:p text:style-name="P6"/>
      <text:p text:style-name="P12"><text:span text:style-name="T2">Python, JavaScript, C, SQL, </text:span><text:span text:style-name="T12">Cython, </text:span>Scala, Scheme, Prolog, x86 ASM</text:p>
      <text:p text:style-name="P12"/>
      <text:p text:style-name="P12"><text:span text:style-name="T2">Scikit-learn, PostGIS, </text:span><text:span text:style-name="T3">OpenLayers, </text:span><text:span text:style-name="T5">WebGL, </text:span><text:span text:style-name="T2">Django, jQuery, </text:span><text:span text:style-name="T3">Docker swarm</text:span></text:p>
      <text:p text:style-name="P12"><text:span text:style-name="T8">Numpy, </text:span>SciPy, <text:span text:style-name="T8">Jupyter Notebook, </text:span>Dask, TensorFlow, Luigi, <text:span text:style-name="T8">Apache </text:span>Beam, Shapely, Dojo</text:p>
      <text:p text:style-name="P6"/>
      <text:p text:style-name="P6"/>
      <text:p text:style-name="P6"/>
      <text:p text:style-name="P6"/>
      <text:p text:style-name="Standard">I strive</text:p>
      <text:p text:style-name="Standard">...to prove that ethics and <text:span text:style-name="T2">professional business</text:span> are compatible.</text:p>
      <text:p text:style-name="Standard">...to enable users to create and spread knowledge, working together.</text:p>
      <text:p text:style-name="Standard">...to provide freedom and control to computer users through writing high quality Free Software and working against software patents, DRM and non-open-standard protocols and file formats.</text:p>
      <text:p text:style-name="Standard">...to find generic, <text:span text:style-name="T2">reusable solutions</text:span> to real practical problems, to listen to the users' needs and to help the user find out what it really is they need.</text:p>
      <text:p text:style-name="Standard">...to spread the knowledge of <text:span text:style-name="T2">Free Software</text:span> and free knowledge and increase peoples awareness of issues around software, patents an<text:span text:style-name="T7">d</text:span> how that impacts their democratic freedoms.</text:p>
      <text:p text:style-name="Standard"/>
      <text:p text:style-name="P9"/>
      <text:p text:style-name="Standard"><text:span text:style-name="T2">2017-08 - Present<text:tab/>NO<text:tab/><text:tab/>Innovation Garage AS<text:tab/>Innovator (Visualization, </text:span><text:span text:style-name="T4">ML</text:span><text:span text:style-name="T2">)</text:span></text:p>
      <text:p text:style-name="P5"><text:span text:style-name="T10">I am responsible for developing new products based on data pipelines and embedded linux systems. </text:span>Innovationgarage <text:span text:style-name="T9">is a</text:span> research and development subsidiary of Dualog, <text:span text:style-name="T9">which </text:span>builds communication solutions for the maritime industry.</text:p>
      <text:p text:style-name="P5"/>
      <text:p text:style-name="P2">2016-09 - 2017-06<text:tab/>US/remote<text:tab/>Global Fishing Watch, Inc.<text:tab/>GIS programmer</text:p>
      <text:p text:style-name="P10"><text:span text:style-name="T9">I was responsible for developing a WebGL based visualization of all high-seas fishing worldwide as well as doing some data pipeline and ML development for fishing detection using AIS data. </text:span>Global Fishing Watch is a joint venture by Oceana, SkyTruth and Google providing a new online technology platform that allows anyone in the world free access to monitor and track the activities of the world’s largest commercial fishing vessels in near real-time.</text:p>
      <text:p text:style-name="Standard"/>
      <text:p text:style-name="P2">2013-02 - 2016-09<text:tab/>US/remote<text:tab/>SkyTruth<text:tab/><text:tab/><text:tab/>GIS programmer</text:p>
      <text:p text:style-name="Standard"><text:span text:style-name="T10">I built crowd sourcing, visualization <text:s/>and mapping solutions for satellite imagery and remote sensory data to </text:span>uncover environmental hazards and disasters <text:span text:style-name="T10">for SkyTruth which provides </text:span>alerts and statistics to environmental organizations.</text:p>
      <text:p text:style-name="Standard"/>
      <text:p text:style-name="P2">2012-11 - 2017-06<text:tab/>NO<text:tab/><text:tab/>InOnIt AS<text:tab/><text:tab/><text:tab/>Consultant</text:p>
      <text:p text:style-name="Standard">Rented out full-time to SkyTruth/GlobalFishingWatch.</text:p>
      <text:p text:style-name="Standard"/>
      <text:p text:style-name="P3">2010-03 - 2012-01<text:tab/>remote<text:tab/>Etherpad Foundation<text:tab/>Lead developer</text:p>
      <text:p text:style-name="P10">I <text:span text:style-name="T9">was </text:span>responsible for the classical/rihno-based Etherpad branch, as well as the main architect behind the plugin system of <text:span text:style-name="T10">the nodejs b</text:span>ranche. Etherpad Foundation develops a Free Software really-realtime, web-based collaborative text editor.</text:p>
      <text:p text:style-name="P1"/>
      <text:p text:style-name="P3">2007-01 - 2012-11<text:tab/>NO<text:tab/><text:tab/>FreeCode AS<text:tab/><text:tab/><text:tab/>Free Software Consultant</text:p>
      <text:p text:style-name="P10">My speciality <text:span text:style-name="T9">was</text:span> rapid prototyping advanced web applications. <text:span text:style-name="T1">I was actively involved in the Etherpad Foundation as part of my job at FreeCode. </text:span>FreeCode develop<text:span text:style-name="T10">s</text:span> custom solutions for clients. Most solutions are based on existing Free Software, but some projects are also done from scratch. <text:span text:style-name="T9">FreeCode</text:span> use<text:span text:style-name="T9">s</text:span> a variety of technologies, languages and frameworks.</text:p>
      <text:p text:style-name="Standard"/>
      <text:p text:style-name="P2">2006 - 2006<text:tab/><text:tab/>AU<text:tab/><text:tab/>uAnywhere<text:tab/><text:tab/><text:tab/>Programmer, sysadmin</text:p>
      <text:p text:style-name="Standard"><text:span text:style-name="T11">I did s</text:span>ystem administration, scripting and development of administration tools for small to medium size bussiness <text:span text:style-name="T11">clients of uAnywhere</text:span>.</text:p>
      <text:p text:style-name="Standard"/>
      <text:p text:style-name="P2">2002 - 2005<text:tab/><text:tab/>SE<text:tab/><text:tab/>TakeIT<text:tab/><text:tab/><text:tab/>Programmer</text:p>
      <text:p text:style-name="Standard"><text:span text:style-name="T11">I took part in d</text:span>evelop<text:span text:style-name="T11">ing </text:span>a Linux based operating system for schools including net booting and remote management.</text:p>
      <text:p text:style-name="Standard"/>
      <text:p text:style-name="P2">2000 - 2001<text:tab/><text:tab/>FR<text:tab/><text:tab/>Mandrakesoft SA<text:tab/><text:tab/>Programmer</text:p>
      <text:p text:style-name="Standard"><text:span text:style-name="T11">I developed </text:span>a graphical boot process for Linux.</text:p>
      <text:p text:style-name="Standard"/>
      <text:p text:style-name="P2">1999 - 1999<text:tab/><text:tab/>SE<text:tab/><text:tab/>Hern Labs<text:tab/><text:tab/><text:tab/>Programmer</text:p>
      <text:p text:style-name="Standard"><text:span text:style-name="T11">I was developing games in </text:span>C++ <text:span text:style-name="T11">on a custom game engine</text:span>.</text:p>
      <text:p text:style-name="Standard"/>
      <text:p text:style-name="P8">Education</text:p>
      <text:p text:style-name="P8"/>
      <text:p text:style-name="P4">1998 – 2001<text:tab/><text:tab/>SE<text:tab/><text:tab/>Linköping University<text:tab/>Computer Science</text:p>
      <text:p text:style-name="P7">105 university po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3:09:37.812073830</meta:creation-date>
    <dc:date>2019-09-16T22:19:02.996187636</dc:date>
    <meta:editing-duration>PT44M1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510" meta:character-count="3515" meta:non-whitespace-character-count="3007"/>
  </office:meta>
</office:document-meta>
</file>